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1fac03e" officeooo:paragraph-rsid="003596f7"/>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officeooo:rsid="01fa7f0f" style:font-weight-asian="bold" style:font-weight-complex="bold"/>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style:font-name="Times New Roman" officeooo:rsid="02c07c14"/>
    </style:style>
    <style:style style:name="P30" style:family="paragraph" style:parent-style-name="Text_20_body">
      <style:paragraph-properties fo:text-align="start" style:justify-single-word="false"/>
      <style:text-properties style:font-name="Times New Roman" officeooo:rsid="02cda2b6" officeooo:paragraph-rsid="02cda2b6"/>
    </style:style>
    <style:style style:name="P31" style:family="paragraph" style:parent-style-name="Text_20_body">
      <style:text-properties officeooo:rsid="02c6c633" officeooo:paragraph-rsid="02c6c633"/>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c322" officeooo:paragraph-rsid="02d5c322"/>
    </style:style>
    <style:style style:name="P34" style:family="paragraph" style:parent-style-name="Text_20_body">
      <style:text-properties officeooo:rsid="02d802d1" officeooo:paragraph-rsid="02d802d1"/>
    </style:style>
    <style:style style:name="P35" style:family="paragraph" style:parent-style-name="Text_20_body">
      <style:text-properties fo:font-weight="bold" officeooo:rsid="02d802d1" officeooo:paragraph-rsid="02d802d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paragraph-rsid="031e5fb3"/>
    </style:style>
    <style:style style:name="P43" style:family="paragraph" style:parent-style-name="Text_20_body">
      <style:text-properties officeooo:rsid="03a8dbbe" officeooo:paragraph-rsid="03a8dbbe"/>
    </style:style>
    <style:style style:name="P44" style:family="paragraph" style:parent-style-name="Text_20_body">
      <style:paragraph-properties fo:text-align="start" style:justify-single-word="false"/>
    </style:style>
    <style:style style:name="P45" style:family="paragraph" style:parent-style-name="Text_20_body">
      <style:text-properties officeooo:rsid="03b5c9c6" officeooo:paragraph-rsid="03b5c9c6"/>
    </style:style>
    <style:style style:name="P46" style:family="paragraph" style:parent-style-name="Text_20_body">
      <style:text-properties officeooo:rsid="03b5c9c6" officeooo:paragraph-rsid="03b76194"/>
    </style:style>
    <style:style style:name="P47" style:family="paragraph" style:parent-style-name="Text_20_body">
      <style:text-properties officeooo:rsid="03be3fc4" officeooo:paragraph-rsid="03be3fc4"/>
    </style:style>
    <style:style style:name="P48" style:family="paragraph" style:parent-style-name="Text_20_body">
      <style:text-properties officeooo:paragraph-rsid="03becb4f"/>
    </style:style>
    <style:style style:name="P49" style:family="paragraph" style:parent-style-name="Text_20_body">
      <style:text-properties officeooo:rsid="03c0334b" officeooo:paragraph-rsid="03c0334b"/>
    </style:style>
    <style:style style:name="P50" style:family="paragraph" style:parent-style-name="Text_20_body">
      <style:text-properties officeooo:rsid="03c451e3" officeooo:paragraph-rsid="03c451e3"/>
    </style:style>
    <style:style style:name="P51" style:family="paragraph" style:parent-style-name="Text_20_body">
      <style:text-properties officeooo:rsid="03cac6b5" officeooo:paragraph-rsid="03cac6b5"/>
    </style:style>
    <style:style style:name="P52" style:family="paragraph" style:parent-style-name="Text_20_body">
      <style:text-properties officeooo:paragraph-rsid="03ccfb65"/>
    </style:style>
    <style:style style:name="P53" style:family="paragraph" style:parent-style-name="Index">
      <style:paragraph-properties fo:text-align="start" style:justify-single-word="false"/>
      <style:text-properties officeooo:rsid="0002d659" officeooo:paragraph-rsid="0002d659"/>
    </style:style>
    <style:style style:name="P54" style:family="paragraph" style:parent-style-name="Index">
      <style:paragraph-properties fo:text-align="start" style:justify-single-word="false"/>
      <style:text-properties officeooo:paragraph-rsid="0002d659"/>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Standard" style:master-page-name="First_20_Page">
      <style:paragraph-properties style:page-number="auto"/>
      <style:text-properties officeooo:rsid="038405db" officeooo:paragraph-rsid="038405db"/>
    </style:style>
    <style:style style:name="P58" style:family="paragraph" style:parent-style-name="Index" style:master-page-name="Index">
      <style:paragraph-properties fo:text-align="start" style:justify-single-word="false" style:page-number="auto"/>
      <style:text-properties officeooo:paragraph-rsid="0002d659"/>
    </style:style>
    <style:style style:name="P59" style:family="paragraph" style:parent-style-name="Index">
      <style:text-properties officeooo:rsid="038405db" officeooo:paragraph-rsid="038405db"/>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1ad83bc" officeooo:paragraph-rsid="01ad83bc"/>
    </style:style>
    <style:style style:name="P63" style:family="paragraph" style:parent-style-name="Heading_20_1">
      <style:paragraph-properties fo:break-before="page"/>
      <style:text-properties officeooo:rsid="0184022c" officeooo:paragraph-rsid="0184022c"/>
    </style:style>
    <style:style style:name="P64" style:family="paragraph" style:parent-style-name="Heading_20_1" style:master-page-name="Standard">
      <style:paragraph-properties style:page-number="1"/>
      <style:text-properties officeooo:rsid="003596f7" officeooo:paragraph-rsid="003596f7"/>
    </style:style>
    <style:style style:name="P65" style:family="paragraph" style:parent-style-name="Heading_20_2">
      <style:paragraph-properties fo:text-align="start" style:justify-single-word="false"/>
      <style:text-properties officeooo:rsid="02cda2b6" officeooo:paragraph-rsid="02cda2b6"/>
    </style:style>
    <style:style style:name="P66" style:family="paragraph" style:parent-style-name="Heading_20_2">
      <style:paragraph-properties fo:text-align="start" style:justify-single-word="false"/>
      <style:text-properties style:font-name="Times New Roman" officeooo:rsid="02cda2b6" officeooo:paragraph-rsid="02cda2b6"/>
    </style:style>
    <style:style style:name="P67" style:family="paragraph" style:parent-style-name="Heading_20_2">
      <style:text-properties style:font-name="Times New Roman" officeooo:rsid="02c07c14" officeooo:paragraph-rsid="02c07c14"/>
    </style:style>
    <style:style style:name="P68" style:family="paragraph" style:parent-style-name="Heading_20_2">
      <style:text-properties officeooo:rsid="0036a586" officeooo:paragraph-rsid="0176446b"/>
    </style:style>
    <style:style style:name="P69" style:family="paragraph" style:parent-style-name="Heading_20_2">
      <style:text-properties officeooo:rsid="03b5c9c6" officeooo:paragraph-rsid="03b5c9c6"/>
    </style:style>
    <style:style style:name="P70" style:family="paragraph" style:parent-style-name="Heading_20_2" style:list-style-name=""/>
    <style:style style:name="P71" style:family="paragraph" style:parent-style-name="Heading_20_2">
      <style:paragraph-properties fo:break-before="page"/>
    </style:style>
    <style:style style:name="P72" style:family="paragraph" style:parent-style-name="Illustration_20_Index_20_1">
      <style:paragraph-properties>
        <style:tab-stops>
          <style:tab-stop style:position="17.013cm" style:type="right" style:leader-style="dotted" style:leader-text="."/>
        </style:tab-stops>
      </style:paragraph-properties>
    </style:style>
    <style:style style:name="P73" style:family="paragraph" style:parent-style-name="Text_20_body" style:list-style-name="L1">
      <style:text-properties style:font-name="Times New Roman" officeooo:rsid="02c07c14" officeooo:paragraph-rsid="02c07c14"/>
    </style:style>
    <style:style style:name="P74" style:family="paragraph" style:parent-style-name="Text_20_body" style:list-style-name="L1">
      <style:text-properties style:font-name="Times New Roman" officeooo:rsid="02c07c14" officeooo:paragraph-rsid="02d79272"/>
    </style:style>
    <style:style style:name="P75" style:family="paragraph" style:parent-style-name="Text_20_body" style:list-style-name="L1">
      <style:text-properties style:font-name="Times New Roman" officeooo:rsid="02c694e2" officeooo:paragraph-rsid="02c694e2"/>
    </style:style>
    <style:style style:name="P76" style:family="paragraph" style:parent-style-name="Text_20_body" style:list-style-name="L2">
      <style:text-properties style:font-name="Times New Roman" officeooo:rsid="02c25302" officeooo:paragraph-rsid="02c25302"/>
    </style:style>
    <style:style style:name="P77" style:family="paragraph" style:parent-style-name="Text_20_body" style:list-style-name="L5">
      <style:text-properties style:font-name="Times New Roman" officeooo:rsid="03a72f27" officeooo:paragraph-rsid="03a72f27"/>
    </style:style>
    <style:style style:name="P78" style:family="paragraph" style:parent-style-name="Text_20_body" style:list-style-name="L6">
      <style:text-properties style:font-name="Times New Roman" officeooo:rsid="03a72f27" officeooo:paragraph-rsid="03a72f27"/>
    </style:style>
    <style:style style:name="P79" style:family="paragraph" style:parent-style-name="Text_20_body" style:list-style-name="L7">
      <style:text-properties style:font-name="Times New Roman" officeooo:rsid="03a72f27" officeooo:paragraph-rsid="03a72f27"/>
    </style:style>
    <style:style style:name="P80" style:family="paragraph" style:parent-style-name="Text_20_body" style:list-style-name="L9">
      <style:text-properties style:font-name="Times New Roman" officeooo:rsid="016f9575" officeooo:paragraph-rsid="030b3fb7"/>
    </style:style>
    <style:style style:name="P81" style:family="paragraph" style:parent-style-name="Text_20_body" style:list-style-name="L9">
      <style:text-properties style:font-name="Times New Roman" officeooo:rsid="016f9575" officeooo:paragraph-rsid="016f9575"/>
    </style:style>
    <style:style style:name="P82" style:family="paragraph" style:parent-style-name="Text_20_body" style:list-style-name="L9">
      <style:text-properties style:font-name="Times New Roman" officeooo:rsid="016f9575" officeooo:paragraph-rsid="032ec10b"/>
    </style:style>
    <style:style style:name="P83" style:family="paragraph" style:parent-style-name="Text_20_body" style:list-style-name="L10">
      <style:text-properties style:font-name="Times New Roman"/>
    </style:style>
    <style:style style:name="P84" style:family="paragraph" style:parent-style-name="Text_20_body" style:list-style-name="L3">
      <style:text-properties officeooo:rsid="02d35e24" officeooo:paragraph-rsid="02d35e24"/>
    </style:style>
    <style:style style:name="P85" style:family="paragraph" style:parent-style-name="Text_20_body" style:list-style-name="L4">
      <style:text-properties fo:font-weight="normal" officeooo:rsid="02c7223e" officeooo:paragraph-rsid="02c7223e" style:font-weight-asian="normal" style:font-weight-complex="normal"/>
    </style:style>
    <style:style style:name="P86" style:family="paragraph" style:parent-style-name="Text_20_body" style:list-style-name="L5">
      <style:text-properties officeooo:rsid="03a72f27" officeooo:paragraph-rsid="03a72f27"/>
    </style:style>
    <style:style style:name="P87" style:family="paragraph" style:parent-style-name="Text_20_body" style:list-style-name="L6">
      <style:text-properties officeooo:rsid="03a72f27" officeooo:paragraph-rsid="03a72f27"/>
    </style:style>
    <style:style style:name="P88" style:family="paragraph" style:parent-style-name="Text_20_body" style:list-style-name="L7">
      <style:text-properties officeooo:rsid="03a72f27" officeooo:paragraph-rsid="03a72f27"/>
    </style:style>
    <style:style style:name="P89" style:family="paragraph" style:parent-style-name="Text_20_body" style:list-style-name="L7">
      <style:text-properties officeooo:rsid="03a72f27" officeooo:paragraph-rsid="03aee002"/>
    </style:style>
    <style:style style:name="P90" style:family="paragraph" style:parent-style-name="Text_20_body" style:list-style-name="L8"/>
    <style:style style:name="P91" style:family="paragraph" style:parent-style-name="Text_20_body" style:list-style-name="L8">
      <style:text-properties officeooo:paragraph-rsid="03af89c3"/>
    </style:style>
    <style:style style:name="P92" style:family="paragraph" style:parent-style-name="Text_20_body" style:list-style-name="L10">
      <style:text-properties officeooo:rsid="016f9575" officeooo:paragraph-rsid="017e1ebe"/>
    </style:style>
    <style:style style:name="P93" style:family="paragraph" style:parent-style-name="Text_20_body" style:list-style-name="L10">
      <style:text-properties officeooo:rsid="016f9575" officeooo:paragraph-rsid="018eb969"/>
    </style:style>
    <style:style style:name="P94" style:family="paragraph" style:parent-style-name="Text_20_body" style:list-style-name="L10">
      <style:text-properties officeooo:rsid="017e1ebe" officeooo:paragraph-rsid="018eb969"/>
    </style:style>
    <style:style style:name="P95" style:family="paragraph" style:parent-style-name="Text_20_body" style:list-style-name="L10">
      <style:text-properties officeooo:rsid="01826807" officeooo:paragraph-rsid="01826807"/>
    </style:style>
    <style:style style:name="P96" style:family="paragraph" style:parent-style-name="Text_20_body" style:list-style-name="L10">
      <style:text-properties officeooo:rsid="017f737c" officeooo:paragraph-rsid="017f737c"/>
    </style:style>
    <style:style style:name="P97" style:family="paragraph" style:parent-style-name="Text_20_body" style:list-style-name="L10">
      <style:text-properties officeooo:rsid="017ff7c0" officeooo:paragraph-rsid="017ff7c0"/>
    </style:style>
    <style:style style:name="P98" style:family="paragraph" style:parent-style-name="Text_20_body">
      <style:text-properties officeooo:paragraph-rsid="03d68ced"/>
    </style:style>
    <style:style style:name="P99" style:family="paragraph" style:parent-style-name="Text_20_body">
      <style:text-properties officeooo:paragraph-rsid="03d7cc91"/>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b1a9a9"/>
    </style:style>
    <style:style style:name="T25" style:family="text">
      <style:text-properties style:font-name="Times New Roman" officeooo:rsid="03d012fe"/>
    </style:style>
    <style:style style:name="T26" style:family="text">
      <style:text-properties style:font-name="Times New Roman" officeooo:rsid="03d14fc4"/>
    </style:style>
    <style:style style:name="T27" style:family="text">
      <style:text-properties style:font-name="Times New Roman" officeooo:rsid="03d7a870"/>
    </style:style>
    <style:style style:name="T28" style:family="text">
      <style:text-properties officeooo:rsid="02dbc0da"/>
    </style:style>
    <style:style style:name="T29" style:family="text">
      <style:text-properties officeooo:rsid="01fac03e"/>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c3b8a" style:font-name-asian="Microsoft YaHei" style:font-size-asian="14pt" style:font-name-complex="Mangal" style:font-size-complex="14pt"/>
    </style:style>
    <style:style style:name="T36" style:family="text">
      <style:text-properties officeooo:rsid="03becb4f"/>
    </style:style>
    <style:style style:name="T37" style:family="text">
      <style:text-properties officeooo:rsid="03c13a13"/>
    </style:style>
    <style:style style:name="T38" style:family="text">
      <style:text-properties officeooo:rsid="03c4738c"/>
    </style:style>
    <style:style style:name="T39" style:family="text">
      <style:text-properties style:font-name="Consolas" fo:font-size="10pt" style:font-size-asian="10pt" style:font-size-complex="10pt"/>
    </style:style>
    <style:style style:name="T40" style:family="text">
      <style:text-properties style:font-name="Consolas" fo:font-size="10pt" officeooo:rsid="03ccfb65" style:font-size-asian="10pt" style:font-size-complex="10pt"/>
    </style:style>
    <style:style style:name="T41" style:family="text">
      <style:text-properties style:font-name="Liberation Sans"/>
    </style:style>
    <style:style style:name="T42" style:family="text">
      <style:text-properties style:font-name="Times New Roman"/>
    </style:style>
    <style:style style:name="T43" style:family="text">
      <style:text-properties style:font-name="Times New Roman" officeooo:rsid="03d4d74d"/>
    </style:style>
    <style:style style:name="T44" style:family="text">
      <style:text-properties style:font-name="Times New Roman" officeooo:rsid="03d68ced"/>
    </style:style>
    <style:style style:name="T45" style:family="text">
      <style:text-properties style:font-name="Times New Roman" fo:font-weight="bold" officeooo:rsid="03d68ced" style:font-weight-asian="bold" style:font-weight-complex="bold"/>
    </style:style>
    <style:style style:name="T46" style:family="text">
      <style:text-properties style:font-name="Times New Roman" officeooo:rsid="03d7a870"/>
    </style:style>
    <style:style style:name="T47" style:family="text">
      <style:text-properties officeooo:rsid="03d68ced"/>
    </style:style>
    <style:style style:name="T48" style:family="text">
      <style:text-properties style:font-name="Consolas" officeooo:rsid="03d68ced"/>
    </style:style>
    <style:style style:name="T49" style:family="text">
      <style:text-properties style:font-name="Consolas" fo:font-size="10pt" officeooo:rsid="03d68ced"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0862544" text:id="ct180862544">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0862320" text:id="ct18086232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0862096" text:id="ct18086209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0861872" text:id="ct180861872">
          <text:deletion>
            <office:change-info>
              <dc:creator>Unbekannter Autor</dc:creator>
              <dc:date>2017-06-11T21:35:00</dc:date>
            </office:change-info>
            <text:p text:style-name="Illustration"><text:line-break/>Abbildung</text:p>
          </text:deletion>
        </text:changed-region>
        <text:changed-region xml:id="ct180861648" text:id="ct180861648">
          <text:deletion>
            <office:change-info>
              <dc:creator>Unbekannter Autor</dc:creator>
              <dc:date>2017-11-13T22:22:34</dc:date>
            </office:change-info>
            <text:p text:style-name="Illustration"><text:s/></text:p>
          </text:deletion>
        </text:changed-region>
        <text:changed-region xml:id="ct180861424" text:id="ct180861424">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0861200" text:id="ct180861200">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0860976" text:id="ct18086097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0860752" text:id="ct18086075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0860528" text:id="ct180860528">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0860304" text:id="ct180860304">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0860080" text:id="ct18086008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0859856" text:id="ct18085985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0859632" text:id="ct18085963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9959440" text:id="ct99959440">
          <text:deletion>
            <office:change-info>
              <dc:creator>Unbekannter Autor</dc:creator>
              <dc:date>2017-11-13T22:24:28</dc:date>
            </office:change-info>
            <text:p text:style-name="P1">2017.</text:p>
          </text:deletion>
        </text:changed-region>
        <text:changed-region xml:id="ct99959216" text:id="ct99959216">
          <text:deletion>
            <office:change-info>
              <dc:creator>Unbekannter Autor</dc:creator>
              <dc:date>2017-06-15T18:31:00</dc:date>
            </office:change-info>
            <text:p text:style-name="P1">3</text:p>
          </text:deletion>
        </text:changed-region>
        <text:changed-region xml:id="ct99959664" text:id="ct99959664">
          <text:insertion>
            <office:change-info>
              <dc:creator>Unbekannter Autor</dc:creator>
              <dc:date>2017-11-13T22:24:28</dc:date>
            </office:change-info>
          </text:insertion>
        </text:changed-region>
        <text:changed-region xml:id="ct99960560" text:id="ct99960560">
          <text:deletion>
            <office:change-info>
              <dc:creator>Unbekannter Autor</dc:creator>
              <dc:date>2017-11-13T22:24:28</dc:date>
            </office:change-info>
            <text:p text:style-name="P2">2017.</text:p>
          </text:deletion>
        </text:changed-region>
        <text:changed-region xml:id="ct99960336" text:id="ct99960336">
          <text:deletion>
            <office:change-info>
              <dc:creator>Unbekannter Autor</dc:creator>
              <dc:date>2017-06-15T18:31:00</dc:date>
            </office:change-info>
            <text:p text:style-name="P2">3</text:p>
          </text:deletion>
        </text:changed-region>
        <text:changed-region xml:id="ct99960784" text:id="ct99960784">
          <text:insertion>
            <office:change-info>
              <dc:creator>Unbekannter Autor</dc:creator>
              <dc:date>2017-11-13T22:24:28</dc:date>
            </office:change-info>
          </text:insertion>
        </text:changed-region>
        <text:changed-region xml:id="ct99958992" text:id="ct99958992">
          <text:insertion>
            <office:change-info>
              <dc:creator>Unbekannter Autor</dc:creator>
              <dc:date>2017-06-11T21:15:00</dc:date>
            </office:change-info>
          </text:insertion>
        </text:changed-region>
        <text:changed-region xml:id="ct99961008" text:id="ct99961008">
          <text:deletion>
            <office:change-info>
              <dc:creator>Unbekannter Autor</dc:creator>
              <dc:date>2017-06-11T21:15:00</dc:date>
            </office:change-info>
            <text:h text:style-name="Heading_20_1" text:outline-level="1"/>
            <text:h text:style-name="Heading_20_1" text:outline-level="1"/>
          </text:deletion>
        </text:changed-region>
        <text:changed-region xml:id="ct99961232" text:id="ct99961232">
          <text:insertion>
            <office:change-info>
              <dc:creator>Unbekannter Autor</dc:creator>
              <dc:date>2017-11-13T22:24:42</dc:date>
            </office:change-info>
          </text:insertion>
        </text:changed-region>
        <text:changed-region xml:id="ct99961456" text:id="ct99961456">
          <text:insertion>
            <office:change-info>
              <dc:creator>Unbekannter Autor</dc:creator>
              <dc:date>2017-05-28T23:22:00</dc:date>
            </office:change-info>
          </text:insertion>
        </text:changed-region>
        <text:changed-region xml:id="ct99961680" text:id="ct99961680">
          <text:insertion>
            <office:change-info>
              <dc:creator>Unbekannter Autor</dc:creator>
              <dc:date>2017-05-28T23:22:00</dc:date>
            </office:change-info>
          </text:insertion>
        </text:changed-region>
        <text:changed-region xml:id="ct99961904" text:id="ct99961904">
          <text:insertion>
            <office:change-info>
              <dc:creator>Unbekannter Autor</dc:creator>
              <dc:date>2017-08-26T11:44:10</dc:date>
            </office:change-info>
          </text:insertion>
        </text:changed-region>
        <text:changed-region xml:id="ct99962128" text:id="ct99962128">
          <text:insertion>
            <office:change-info>
              <dc:creator>Unbekannter Autor</dc:creator>
              <dc:date>2017-07-16T13:04:10</dc:date>
            </office:change-info>
          </text:insertion>
        </text:changed-region>
        <text:changed-region xml:id="ct99962352" text:id="ct99962352">
          <text:insertion>
            <office:change-info>
              <dc:creator>Unbekannter Autor</dc:creator>
              <dc:date>2017-11-13T22:23:35</dc:date>
            </office:change-info>
          </text:insertion>
        </text:changed-region>
        <text:changed-region xml:id="ct99962576" text:id="ct99962576">
          <text:insertion>
            <office:change-info>
              <dc:creator>Unbekannter Autor</dc:creator>
              <dc:date>2017-06-11T21:07:00</dc:date>
            </office:change-info>
          </text:insertion>
        </text:changed-region>
        <text:changed-region xml:id="ct99962800" text:id="ct99962800">
          <text:insertion>
            <office:change-info>
              <dc:creator>Unbekannter Autor</dc:creator>
              <dc:date>2017-07-15T10:23:03</dc:date>
            </office:change-info>
          </text:insertion>
        </text:changed-region>
        <text:changed-region xml:id="ct180858736" text:id="ct180858736">
          <text:deletion>
            <office:change-info>
              <dc:creator>Unbekannter Autor</dc:creator>
              <dc:date>2017-05-28T23:21:00</dc:date>
            </office:change-info>
            <text:h text:style-name="P3" text:outline-level="1">D</text:h>
          </text:deletion>
        </text:changed-region>
        <text:changed-region xml:id="ct180858512" text:id="ct180858512">
          <text:deletion>
            <office:change-info>
              <dc:creator>Unbekannter Autor</dc:creator>
              <dc:date>2017-04-18T21:49:00</dc:date>
            </office:change-info>
            <text:h text:style-name="Heading_20_1" text:outline-level="1"/>
            <text:h text:style-name="Heading_20_1" text:outline-level="1"/>
          </text:deletion>
        </text:changed-region>
        <text:changed-region xml:id="ct180858288" text:id="ct18085828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99963248" text:id="ct99963248">
          <text:deletion>
            <office:change-info>
              <dc:creator>Unbekannter Autor</dc:creator>
              <dc:date>2017-04-18T21:57:00</dc:date>
            </office:change-info>
            <text:p text:style-name="Text_20_body"/>
            <text:p text:style-name="Text_20_body"/>
          </text:deletion>
        </text:changed-region>
        <text:changed-region xml:id="ct99963024" text:id="ct99963024">
          <text:deletion>
            <office:change-info>
              <dc:creator>Unbekannter Autor</dc:creator>
              <dc:date>2017-05-28T23:20:00</dc:date>
            </office:change-info>
            <text:p text:style-name="Text_20_body"/>
            <text:list xml:id="list3061136299"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06944093"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3470846"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4283444186"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0858960" text:id="ct180858960">
          <text:insertion>
            <office:change-info>
              <dc:creator>Unbekannter Autor</dc:creator>
              <dc:date>2017-05-28T23:21:00</dc:date>
            </office:change-info>
          </text:insertion>
        </text:changed-region>
        <text:changed-region xml:id="ct180859184" text:id="ct180859184">
          <text:insertion>
            <office:change-info>
              <dc:creator>Unbekannter Autor</dc:creator>
              <dc:date>2017-06-11T21:36:00</dc:date>
            </office:change-info>
          </text:insertion>
        </text:changed-region>
        <text:changed-region xml:id="ct180859408" text:id="ct18085940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P59"/>
      <text:p text:style-name="P28">Neue Features in UliCMS <text:change text:change-id="ct99959440"/><text:change text:change-id="ct99959216"/><text:change-start text:change-id="ct99959664"/><text:span text:style-name="T34">2018.</text:span><text:change-end text:change-id="ct99959664"/><text:span text:style-name="T35">2</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3"/>
      <text:p text:style-name="P53"/>
      <text:p text:style-name="P54"><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5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_Toc467_918909501" text:style-name="Index_20_Link" text:visited-style-name="Index_20_Link">Über dieses Dokument<text:tab/>1</text:a></text:p>
          <text:p text:style-name="P56"><text:a xlink:type="simple" xlink:href="#__RefHeading___Toc481_1318882124" text:style-name="Index_20_Link" text:visited-style-name="Index_20_Link">Zielgruppe<text:tab/>1</text:a></text:p>
          <text:p text:style-name="P55"><text:a xlink:type="simple" xlink:href="#__RefHeading___Toc447_1318882124" text:style-name="Index_20_Link" text:visited-style-name="Index_20_Link">Was ist UliCMS?<text:tab/>1</text:a></text:p>
          <text:p text:style-name="P55"><text:a xlink:type="simple" xlink:href="#__RefHeading___Toc3344_1558993862" text:style-name="Index_20_Link" text:visited-style-name="Index_20_Link">Zusammenfassung der Änderungen<text:tab/>1</text:a></text:p>
          <text:p text:style-name="P56"><text:a xlink:type="simple" xlink:href="#__RefHeading___Toc552_1489461170" text:style-name="Index_20_Link" text:visited-style-name="Index_20_Link">Neue Features<text:tab/>1</text:a></text:p>
          <text:p text:style-name="P56"><text:a xlink:type="simple" xlink:href="#__RefHeading___Toc2178_1638517198" text:style-name="Index_20_Link" text:visited-style-name="Index_20_Link">Neue API-Funktionen<text:tab/>1</text:a></text:p>
          <text:p text:style-name="P56"><text:a xlink:type="simple" xlink:href="#__RefHeading___Toc1889_2572858981" text:style-name="Index_20_Link" text:visited-style-name="Index_20_Link">Sonstige Änderungen<text:tab/>2</text:a></text:p>
          <text:p text:style-name="P56"><text:a xlink:type="simple" xlink:href="#__RefHeading___Toc2747_260329749" text:style-name="Index_20_Link" text:visited-style-name="Index_20_Link">Bugfixes<text:tab/>2</text:a></text:p>
          <text:p text:style-name="P56"><text:a xlink:type="simple" xlink:href="#__RefHeading___Toc1567_1631741978" text:style-name="Index_20_Link" text:visited-style-name="Index_20_Link">Entfernte Features<text:tab/>2</text:a></text:p>
          <text:p text:style-name="P56"><text:a xlink:type="simple" xlink:href="#__RefHeading___Toc1569_1631741978" text:style-name="Index_20_Link" text:visited-style-name="Index_20_Link">PEAR Mail<text:tab/>2</text:a></text:p>
          <text:p text:style-name="P55"><text:a xlink:type="simple" xlink:href="#__RefHeading___Toc4661_3330299324" text:style-name="Index_20_Link" text:visited-style-name="Index_20_Link">Detailbeschreibung der neuen Features<text:tab/>3</text:a></text:p>
          <text:p text:style-name="P56"><text:a xlink:type="simple" xlink:href="#__RefHeading___Toc1533_1570061397" text:style-name="Index_20_Link" text:visited-style-name="Index_20_Link">Verbesserung der Backend-Navigation<text:tab/>3</text:a></text:p>
          <text:p text:style-name="P56"><text:a xlink:type="simple" xlink:href="#__RefHeading___Toc1535_1570061397" text:style-name="Index_20_Link" text:visited-style-name="Index_20_Link">Neue Methode gegen Formularspam<text:tab/>4</text:a></text:p>
          <text:p text:style-name="P56"><text:a xlink:type="simple" xlink:href="#__RefHeading___Toc2180_1570061397" text:style-name="Index_20_Link" text:visited-style-name="Index_20_Link">Settings::mappingStringToArray($str) unterstützt nun Kommentare<text:tab/>5</text:a></text:p>
          <text:p text:style-name="P55"><text:a xlink:type="simple" xlink:href="#__RefHeading___Toc4663_3330299324" text:style-name="Index_20_Link" text:visited-style-name="Index_20_Link">Durchführung der Installation<text:tab/>6</text:a></text:p>
          <text:p text:style-name="P55"><text:a xlink:type="simple" xlink:href="#__RefHeading___Toc6932_1558993862" text:style-name="Index_20_Link" text:visited-style-name="Index_20_Link">Durchführung eines Upgrades<text:tab/>6</text:a></text:p>
          <text:p text:style-name="P55"><text:a xlink:type="simple" xlink:href="#__RefHeading___Toc734_1061336504" text:style-name="Index_20_Link" text:visited-style-name="Index_20_Link">Benötigen Sie Hilfe?<text:tab/>8</text:a></text:p>
          <text:p text:style-name="P55"><text:a xlink:type="simple" xlink:href="#__RefHeading___Toc978_1474200080" text:style-name="Index_20_Link" text:visited-style-name="Index_20_Link">Abbildungsverzeichnis<text:tab/>8</text:a></text:p>
        </text:index-body>
      </text:table-of-content>
      <text:p text:style-name="P38"/>
      <text:h text:style-name="P64" text:outline-level="1"><text:bookmark-start text:name="__RefHeading___Toc467_918909501"/>Über dieses Dokument<text:bookmark-end text:name="__RefHeading___Toc467_918909501"/></text:h>
      <text:p text:style-name="P26">Dieses Dokument beschreibt die neuen Features in UliCMS <text:change text:change-id="ct99960560"/><text:change text:change-id="ct99960336"/><text:change-start text:change-id="ct99960784"/><text:span text:style-name="T29">2018.1</text:span><text:change-end text:change-id="ct99960784"/><text:span text:style-name="T29">.</text:span></text:p>
      <text:h text:style-name="P68"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change-start text:change-id="ct99958992"/></text:p>
      <text:h text:style-name="Heading_20_1" text:outline-level="1"><text:bookmark-start text:name="__RefHeading___Toc3344_1558993862"/><text:change-end text:change-id="ct99958992"/><text:change text:change-id="ct99961008"/>Zusammenfassung der Änderungen<text:bookmark-end text:name="__RefHeading___Toc3344_1558993862"/></text:h>
      <text:h text:style-name="P67" text:outline-level="2"><text:bookmark-start text:name="__RefHeading___Toc552_1489461170"/>Neue Features<text:bookmark-end text:name="__RefHeading___Toc552_1489461170"/><text:change-start text:change-id="ct99961232"/></text:h>
      <text:list xml:id="list699936337" text:style-name="L5">
        <text:list-item>
          <text:p text:style-name="P77"><text:change-end text:change-id="ct99961232"/>Zurück-Buttons im Backend eingefügt</text:p>
        </text:list-item>
        <text:list-item>
          <text:p text:style-name="P86">Weitere Verbesserungen in der Backend-Navigation</text:p>
        </text:list-item>
        <text:list-item>
          <text:p text:style-name="P86">Neue Methode gegen Formularspam</text:p>
        </text:list-item>
        <text:list-item>
          <text:p text:style-name="P86">Settings::mappingStringToArray($str) unterstützt nun Kommentare</text:p>
        </text:list-item>
        <text:list-item>
          <text:p text:style-name="P86">Verbindung zur Datenbank per Socket möglich</text:p>
        </text:list-item>
        <text:list-item>
          <text:p text:style-name="P86">Port zu Datenbank-Server kann nun angegeben werden</text:p>
        </text:list-item>
        <text:list-item>
          <text:p text:style-name="P86">Zeige Positionen im Menü für Benutzer mit der Berechtigung "pages_show_positions"</text:p>
        </text:list-item>
        <text:list-item>
          <text:p text:style-name="P86">oneclick_upgrade auf Version 1.5 aktualisiert</text:p>
        </text:list-item>
        <text:list-item>
          <text:p text:style-name="P86">Mobile_Detect auf Version 2.8.30 aktualisiert</text:p>
        </text:list-item>
        <text:list-item>
          <text:p text:style-name="P86">update_manager auf Version 1.0.5 aktualisiert</text:p>
        </text:list-item>
        <text:list-item>
          <text:p text:style-name="P86">YaLinqo hinzugefügt (Yet Another LINQ to Objects for PHP)<text:change-start text:change-id="ct99961456"/></text:p>
        </text:list-item>
      </text:list>
      <text:h text:style-name="Heading_20_2" text:outline-level="2"><text:bookmark-start text:name="__RefHeading___Toc2178_1638517198"/>Neue API-Funktionen<text:bookmark-end text:name="__RefHeading___Toc2178_1638517198"/><text:change-end text:change-id="ct99961456"/></text:h>
      <text:list xml:id="list1572445763" text:style-name="L6">
        <text:list-item>
          <text:p text:style-name="P78">is_false($var)</text:p>
        </text:list-item>
        <text:list-item>
          <text:p text:style-name="P87">StringHelper::linesFromString($str, $trim = true, $removeEmpty = true, $removeComments = true)</text:p>
        </text:list-item>
        <text:list-item>
          <text:p text:style-name="P87">StringHelper::linesFromFile($file, $trim = true, $removeEmpty = true, $removeComments = true)<text:change-start text:change-id="ct99961680"/></text:p>
        </text:list-item>
      </text:list>
      <text:h text:style-name="Heading_20_2" text:outline-level="2"><text:bookmark-start text:name="__RefHeading___Toc1889_2572858981"/><text:soft-page-break/><text:span text:style-name="T22">S</text:span><text:span text:style-name="T8">onstige Änderungen</text:span><text:bookmark-end text:name="__RefHeading___Toc1889_2572858981"/><text:change-end text:change-id="ct99961680"/></text:h>
      <text:list xml:id="list1479175846" text:style-name="L7">
        <text:list-item>
          <text:p text:style-name="P79">Action pkginfo in core_package_manager: Button nun mit Bootstrap Style</text:p>
        </text:list-item>
        <text:list-item>
          <text:p text:style-name="P88">Button "Liste zurücksetzen" unter "Installierte Patches" nun mit Bootstrap Style</text:p>
        </text:list-item>
        <text:list-item>
          <text:p text:style-name="P88">Der Caching-Code wurde aufgeräumt. Doppelter Code entfernt.</text:p>
        </text:list-item>
        <text:list-item>
          <text:p text:style-name="P89">Caching erfolgt nun durch PhpFastCache</text:p>
        </text:list-item>
        <text:list-item>
          <text:p text:style-name="P89">"Anzeigen" unter "Seite bearbeiten" öffnet in neuem Tab, wenn ungespeicherte Änderungen vorhanden sind, ansonsten im selben Tab<text:change-start text:change-id="ct99961904"/></text:p>
        </text:list-item>
      </text:list>
      <text:h text:style-name="Heading_20_2" text:outline-level="2"><text:bookmark-start text:name="__RefHeading___Toc2747_260329749"/>Bugfixes<text:bookmark-end text:name="__RefHeading___Toc2747_260329749"/><text:change-end text:change-id="ct99961904"/></text:h>
      <text:p text:style-name="P44"/>
      <text:list xml:id="list947842495" text:style-name="L8">
        <text:list-item>
          <text:p text:style-name="P91">Fehlerhafte Berechtigungsprüfung in core_settings korrigiert</text:p>
        </text:list-item>
        <text:list-item>
          <text:p text:style-name="P90">Favicon-Metatag wird auch ausgegeben wenn "hide_meta_generator" gesetzt ist</text:p>
        </text:list-item>
        <text:list-item>
          <text:p text:style-name="P90">Alternative Überschrift wurde nicht im Frontend angezeigt</text:p>
        </text:list-item>
        <text:list-item>
          <text:p text:style-name="P90">core_content - Werbebanner Liste: Anzahl der Ergebnisse wird wieder angezeigt</text:p>
        </text:list-item>
        <text:list-item>
          <text:p text:style-name="P90">core_content - Werbebanner: Neu erstellte Werbebanner mit der Sprache "Alle" wurden nicht angezeigt</text:p>
        </text:list-item>
      </text:list>
      <text:h text:style-name="Heading_20_2" text:outline-level="2"><text:bookmark-start text:name="__RefHeading___Toc1567_1631741978"/><text:change-start text:change-id="ct99962128"/>Entfernte Features<text:bookmark-end text:name="__RefHeading___Toc1567_1631741978"/><text:change-end text:change-id="ct99962128"/></text:h>
      <text:h text:style-name="Heading_20_2" text:outline-level="2"><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3">Dies geschieht voraussichtlich im Release 2018.3<text:change-start text:change-id="ct99962352"/></text:p>
      <text:h text:style-name="P60" text:outline-level="1"><text:change-end text:change-id="ct99962352"/></text:h>
      <text:h text:style-name="P3" text:outline-level="1"><text:bookmark-start text:name="__RefHeading___Toc4661_3330299324"/><text:change-start text:change-id="ct99962576"/>Detailbeschreibung der neuen Features<text:bookmark-end text:name="__RefHeading___Toc4661_3330299324"/><text:change-end text:change-id="ct99962576"/></text:h>
      <text:h text:style-name="P69" text:outline-level="2"><text:bookmark-start text:name="__RefHeading___Toc1533_1570061397"/>Verbesserung der Backend-Navigation<text:bookmark-end text:name="__RefHeading___Toc1533_1570061397"/></text:h>
      <text:p text:style-name="P46">Es wurden „Zurück“ Buttons auf den meisten Seiten im Backend eingefügt, um die Klickstrecken bei wiederkehrenden Aufgaben zu verringern. Außerdem werden nun einige Links wie Buttons dargestellt.</text:p>
      <text:p text:style-name="P45"><draw:frame draw:style-name="fr3" draw:name="Rahmen4" text:anchor-type="paragraph" svg:width="15.081cm" draw:z-index="13"><draw:text-box fo:min-height="9.446cm"><text:p text:style-name="Illustration"><draw:frame draw:style-name="fr2" draw:name="Bild6" text:anchor-type="as-char" svg:width="15.081cm" style:rel-width="100%" svg:height="9.446cm" style:rel-height="scale" draw:z-index="15"><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h text:style-name="P70" text:outline-level="2"/>
      <text:h text:style-name="P17" text:outline-level="2"><text:bookmark-start text:name="__RefHeading___Toc1535_1570061397"/>Neue Methode gegen Formularspam<text:bookmark-end text:name="__RefHeading___Toc1535_1570061397"/></text:h>
      <text:p text:style-name="P47">Eine zusätzliche Option zur Bekämpfung von Formularspam wurde hinzugefügt.</text:p>
      <text:p text:style-name="P47">Ein Mensch benötigt einige Zeit um ein Formular auszufüllen. Beim Laden eines Formulars wird ein verstecktes Feld welches den aktuellen Timestamp enthält. <text:span text:style-name="T36">Beim Absenden des Formulars wird überprüft, ob mindestens X Sekunden seit dem Aufruf des Formulars vergangen sind. Wenn dies nicht der Fall sein sollte, wird die Anfrage als Spam erkannt und blockiert.</text:span></text:p>
      <text:p text:style-name="P48"><text:span text:style-name="T36">Unter </text:span><text:span text:style-name="T14">Einstellungen</text:span><text:span text:style-name="T36"> &gt; </text:span><text:span text:style-name="T14">Spamfilter</text:span><text:span text:style-name="T36"> wurde die Option </text:span><text:span text:style-name="T2">Minimale Zeit um ein Formular auszufüllen</text:span> hinzugefügt. <text:span text:style-name="T36">Wobei die Angabe in Sekunden erfolgt und 0 = deaktiviert bedeutet.</text:span></text:p>
      <text:p text:style-name="P49">Das versteckte Timestamp-Feld wird mit der Funktion csrf_token_html() ausgegeben und integriert sich somit automatisch in jedes <text:span text:style-name="T37">ordnungsgemäß</text:span> implementierte Formular.</text:p>
      <text:p text:style-name="P49"><draw:frame draw:style-name="fr4" draw:name="Rahmen5" text:anchor-type="paragraph" svg:width="17.013cm" draw:z-index="14"><draw:text-box fo:min-height="15.268cm"><text:p text:style-name="Illustration"><draw:frame draw:style-name="fr2" draw:name="Bild7" text:anchor-type="as-char" svg:width="17.013cm" style:rel-width="100%" svg:height="15.268cm" style:rel-height="scale" draw:z-index="16"><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h text:style-name="Heading_20_2" text:outline-level="2"><text:bookmark-start text:name="__RefHeading___Toc2180_1570061397"/><text:soft-page-break/>Settings::mappingStringToArray($str) unterstützt nun Kommentare<text:bookmark-end text:name="__RefHeading___Toc2180_1570061397"/></text:h>
      <text:p text:style-name="P50">Die Funktion Settings::mapingStringToArray() ignoriert nun Zeilen die mit einem Hash-Zeichen (Doppelkreuz) beginnen. <text:span text:style-name="T38">Somit können bei Zuweisungen in Textfeldern die mit dieser Funktion geparst werden (z.B. Domain2Language-Mapping), nun Kommentare eingefügt werden.</text:span></text:p>
      <text:h text:style-name="Heading_20_2" text:outline-level="2">Verbindung zur Datenbank per Socket möglich</text:h>
      <text:p text:style-name="P51">Die Verbindung zur Datenbank ist nun auch per Socket möglichen.</text:p>
      <text:p text:style-name="P51">Sie können in der Datei <text:span text:style-name="T2">cms-config.php</text:span> den Pfad zum Socket wie folgt festlegen:</text:p>
      <text:p text:style-name="P52"><text:span text:style-name="T40">var $db_host = null;<text:line-break/></text:span><text:span text:style-name="T39">var $db_socket = </text:span><text:span text:style-name="Source_20_Text"><text:span text:style-name="T39">„/path/to/socket“;</text:span></text:span></text:p>
      <text:p text:style-name="Text_20_body"><text:span text:style-name="Source_20_Text"><text:span text:style-name="T8">Eine Neuinstallation mit einer MySQL-Verbindung per Socket wird </text:span></text:span><text:span text:style-name="Source_20_Text"><text:span text:style-name="T26">noch </text:span></text:span><text:span text:style-name="Source_20_Text"><text:span text:style-name="T8">nicht unterstützt.<text:line-break/></text:span></text:span><text:span text:style-name="Source_20_Text"><text:span text:style-name="T25">Dieses Feature wird in einer zukünftigen Version von UliCMS implementiert werden.</text:span></text:span></text:p>
      <text:h text:style-name="Heading_20_2" text:outline-level="2"><text:span text:style-name="Source_20_Text"><text:span text:style-name="T41">Port zu Datenbank-Server kann nun angegeben werden</text:span></text:span></text:h>
      <text:p text:style-name="Text_20_body"><text:span text:style-name="Source_20_Text"><text:span text:style-name="T8">Der Port zum Datenbank-Server kann nun angegeben werden. </text:span></text:span><text:span text:style-name="Source_20_Text"><text:span text:style-name="T43">Somit kann die Verbindung zu MySQL bzw. MariaDB nun auch über einen Nicht-Standard-Port erfolgen.</text:span></text:span></text:p>
      <text:p text:style-name="P98"><text:span text:style-name="Source_20_Text"><text:span text:style-name="T44">Der Port kann wie folgt in der Datei </text:span></text:span><text:span text:style-name="Source_20_Text"><text:span text:style-name="T45">cms-config.php</text:span></text:span><text:span text:style-name="Source_20_Text"><text:span text:style-name="T44"> angegeben werden</text:span></text:span></text:p>
      <text:p text:style-name="P98"><text:span text:style-name="Source_20_Text"><text:span text:style-name="T49">var $db_port = 123;</text:span></text:span></text:p>
      <text:p text:style-name="P99"><text:span text:style-name="Source_20_Text"><text:span text:style-name="T27">Bei einer Neuinstallation wird die Angabe eines von den Voreinstellungen abweichenden Ports noch nicht unterstützt.</text:span></text:span><text:span text:style-name="Source_20_Text"><text:span text:style-name="T27"> </text:span></text:span></text:p>
      <text:p text:style-name="P99"><text:span text:style-name="Source_20_Text"><text:span text:style-name="T25">Dieses Feature wird in einer zukünftigen Version von UliCMS implementiert werden.</text:span></text:span><text:change-start text:change-id="ct99962800"/></text:p>
      <text:h text:style-name="P3" text:outline-level="1"><text:bookmark-start text:name="__RefHeading___Toc4663_3330299324"/><text:change-end text:change-id="ct99962800"/><text:change text:change-id="ct180858736"/><text:change text:change-id="ct180858512"/><text:change text:change-id="ct180858288"/><text:change text:change-id="ct99963248"/><text:change text:change-id="ct99963024"/><text:change-start text:change-id="ct180858960"/><text:span text:style-name="T33">D</text:span><text:change-end text:change-id="ct180858960"/>urchführung der Installation<text:bookmark-end text:name="__RefHeading___Toc4663_3330299324"/></text:h>
      <text:list xml:id="list2833795459" text:style-name="L9">
        <text:list-item>
          <text:p text:style-name="P80"><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81">Wenn Sie UliCMS in de<text:span text:style-name="T31">m</text:span> Hauptordner hochgeladen haben, rufen Sie [www.ihredomain.de]/installer im Browser auf.</text:p>
        </text:list-item>
        <text:list-item>
          <text:p text:style-name="P81">Wenn Sie UliCMS in eine<text:span text:style-name="T31">m</text:span> Unterordner hochgeladen haben, rufen Sie [www.ihredomain.de]/[ihr-unterordner]/installer im Browser auf.<text:line-break/>Die eckigen Klammern sind Platzhalter.</text:p>
        </text:list-item>
        <text:list-item>
          <text:p text:style-name="P81">Folgen Sie den Anweisungen des Installationsassistenten.</text:p>
        </text:list-item>
        <text:list-item>
          <text:p text:style-name="P82"><text:bookmark-start text:name="__RefHeading__616_716240178"/>Löschen Sie nach erfolgreichen Abschluss der Installation den Ordner „installer“ vom Server.<text:bookmark-end text:name="__RefHeading__616_716240178"/><text:change-start text:change-id="ct180859184"/></text:p>
        </text:list-item>
      </text:list>
      <text:h text:style-name="Heading_20_1" text:outline-level="1"><text:bookmark-start text:name="__RefHeading___Toc6932_1558993862"/><text:change-end text:change-id="ct180859184"/><text:change text:change-id="ct180859408"/>Durchführung eines Upgrades<text:bookmark-end text:name="__RefHeading___Toc6932_1558993862"/></text:h>
      <text:p text:style-name="P37"><text:span text:style-name="T8">Ein Upgrade kann nur von UliCMS 2017.</text:span><text:span text:style-name="T24">x <text:s/>oder von 2018.x auf 2018.2. </text:span><text:span text:style-name="T8"><text:s/>Ein Upgrade von </text:span><text:span text:style-name="T20">UliCMS 9.8.x und älteren Versionen erfordert dass Sie zuerst auf UliCMS 2017.1 aktualisieren und </text:span><text:span text:style-name="T21">anschließend</text:span><text:span text:style-name="T20"> auf UliCMS 201</text:span><text:span text:style-name="T24">8.2</text:span><text:span text:style-name="T20">.</text:span></text:p>
      <text:list xml:id="list2967030940" text:style-name="L10">
        <text:list-item>
          <text:p text:style-name="P83">Entpacken Sie das heruntergeladene Upgrade-Paket.</text:p>
        </text:list-item>
        <text:list-item>
          <text:p text:style-name="P8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5558022053342" text:continue-numbering="true" text:style-name="L10">
        <text:list-item>
          <text:p text:style-name="P92"><draw:frame draw:style-name="fr5" draw:name="Rahmen7" text:anchor-type="paragraph" svg:x="2.708cm" svg:y="-0.171cm" svg:width="6.881cm" draw:z-index="11"><draw:text-box fo:min-height="8.183cm"><text:p text:style-name="Illustration"><draw:frame draw:style-name="fr9"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80862544"/><text:change text:change-id="ct180862320"/><text:change text:change-id="ct180862096"/><text:change text:change-id="ct180861872"/><text:change text:change-id="ct180861648"/><text:change text:change-id="ct180861424"/><text:change text:change-id="ct180861200"/><text:change text:change-id="ct180860976"/><text:change text:change-id="ct180860752"/><text:change text:change-id="ct180860528"/><text:change text:change-id="ct180860304"/><text:change text:change-id="ct180860080"/><text:change text:change-id="ct180859856"/><text:change text:change-id="ct180859632"/><text:s/>Abbildung <text:sequence text:ref-name="refIllustration19" text:name="Illustration" text:formula="ooow:Illustration+1" style:num-format="1">3</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93">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94">Loggen Sie sich nun in das CMS ein, prüfen Sie, ob eine Paketquelle für diese Version von UliCMS ausgewählt ist.</text:p>
        </text:list-item>
        <text:list-item>
          <text:p text:style-name="P95">Falls Patches für UliCMS verfügbar sind, installieren Sie diese.</text:p>
        </text:list-item>
        <text:list-item>
          <text:p text:style-name="P96">Leeren Sie den Cache des CMS.</text:p>
        </text:list-item>
        <text:list-item>
          <text:p text:style-name="P97">Rufen Sie „Pakete“ auf, und merken Sie sich alle Pakete, deren Versionsnummer rot markiert ist. Installieren Sie die neuen Versionen dieser Pakete.</text:p>
        </text:list-item>
        <text:list-item>
          <text:p text:style-name="P97">Falls Probleme mit Modulen und Themes auftreten, die nicht aus der Paketquelle stammen, prüfen Sie, ob von diesen Paketen beim Hersteller eine neue Version verfügbar ist, und installieren Sie diese gegebenenfalls.</text:p>
        </text:list-item>
      </text:list>
      <text:h text:style-name="P63" text:outline-level="1"><text:bookmark-start text:name="__RefHeading___Toc734_1061336504"/>Benötigen Sie Hilfe?<text:bookmark-end text:name="__RefHeading___Toc734_1061336504"/></text:h>
      <text:p text:style-name="P40"><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2"><text:s/>Abbildung 1: Ein "Zurück" Button<text:tab/>3</text:p>
          <text:p text:style-name="P72"><text:s/>Abbildung 2: Neue Option zur Verhinderung von Formularspam<text:tab/>4</text:p>
          <text:p text:style-name="P72"><text:s/>Abbildung 3: Abbildung, setzen der Datei-Berechtigungen auf dem FTP-Server<text:tab/>7</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 loext:mime-type="image/png"/></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8T11:55:56.904999911">28.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50M51S</meta:editing-duration>
    <meta:editing-cycles>914</meta:editing-cycles>
    <meta:generator>LibreOffice/5.4.4.2$Windows_X86_64 LibreOffice_project/2524958677847fb3bb44820e40380acbe820f960</meta:generator>
    <dc:date>2018-01-28T11:55:56.695000000</dc:date>
    <meta:document-statistic meta:table-count="0" meta:image-count="10" meta:object-count="0" meta:page-count="10" meta:paragraph-count="114" meta:word-count="1106" meta:character-count="8128" meta:non-whitespace-character-count="7163"/>
  </office:meta>
</office:document-meta>
</file>